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1" fo:font-size="11pt" officeooo:rsid="00128f72" officeooo:paragraph-rsid="00128f72" style:font-size-asian="11pt" style:font-size-complex="11pt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text-properties style:font-name="Arial1" fo:font-size="11pt" officeooo:paragraph-rsid="00128f72" style:font-size-asian="11pt" style:font-size-complex="11pt"/>
    </style:style>
    <style:style style:name="P5" style:family="paragraph" style:parent-style-name="Standard" style:list-style-name="L1">
      <style:text-properties style:font-name="Arial1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8f7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Observação: Precisa saber o valor da média, quantidade de elementos, o menor e o maior.</text:p>
      <text:p text:style-name="P1"/>
      <text:p text:style-name="P4"><text:span text:style-name="T2">______________________________________________________________________________</text:span></text:p>
      <text:p text:style-name="P4"/>
      <text:p text:style-name="P3"><text:span text:style-name="T1">Amplitude</text:span> = <text:span text:style-name="T2">( Maior elemento – Menor elemento )</text:span></text:p>
      <text:p text:style-name="P3"/>
      <text:p text:style-name="P2">______________________________________________________________________________</text:p>
      <text:p text:style-name="P2"/>
      <text:p text:style-name="P3"/>
      <text:p text:style-name="P1">Variância Amostral =</text:p>
      <text:list xml:id="list981474640" text:style-name="L1">
        <text:list-item>
          <text:p text:style-name="P5">Calcula<text:span text:style-name="T2">r</text:span> o desvio de todos elementos <text:span text:style-name="T2">( Elemento – Media ) ou ( Media – Elemento ) retorno sempre deve ser positivo</text:span></text:p>
        </text:list-item>
        <text:list-item>
          <text:p text:style-name="P5">Eleva<text:span text:style-name="T2">r</text:span> ao quadrado todos os desvios</text:p>
        </text:list-item>
        <text:list-item>
          <text:p text:style-name="P5">Soma<text:span text:style-name="T2">r</text:span> todos os quadrados</text:p>
        </text:list-item>
        <text:list-item>
          <text:p text:style-name="P5">Divid<text:span text:style-name="T2">ir</text:span> pelo Numero de elementos <text:s/>- 1</text:p>
        </text:list-item>
      </text:list>
      <text:p text:style-name="P3"/>
      <text:p text:style-name="P4"><text:span text:style-name="T2">______________________________________________________________________________</text:span></text:p>
      <text:p text:style-name="P3"/>
      <text:p text:style-name="P3"><text:span text:style-name="T1">Desvio padrão</text:span> = Raiz quadrada da Vari<text:span text:style-name="T2">â</text:span>ncia</text:p>
      <text:p text:style-name="P3"/>
      <text:p text:style-name="P2">______________________________________________________________________________</text:p>
      <text:p text:style-name="P3"/>
      <text:p text:style-name="P4"/>
      <text:p text:style-name="P3"><text:span text:style-name="T1">Coeficiente de variação</text:span> = Desvio padr<text:span text:style-name="T2">ã</text:span>o dividido pela média * 100</text:p>
      <text:p text:style-name="P4"/>
      <text:p text:style-name="P2">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4:42:36.979000000</meta:creation-date>
    <dc:date>2024-05-03T15:49:48.542000000</dc:date>
    <meta:editing-duration>PT1H3M13S</meta:editing-duration>
    <meta:editing-cycles>1</meta:editing-cycles>
    <meta:document-statistic meta:table-count="0" meta:image-count="0" meta:object-count="0" meta:page-count="1" meta:paragraph-count="14" meta:word-count="90" meta:character-count="869" meta:non-whitespace-character-count="793"/>
    <meta:generator>LibreOffice/7.4.3.2$Windows_X86_64 LibreOffice_project/1048a8393ae2eeec98dff31b5c133c5f1d08b890</meta:generator>
  </office:meta>
</office:document-meta>
</file>